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209in" svg:height="4.4531in" svg:x="3.3854in" svg:y="0.7709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.406" calcext:value-type="float">
            <text:p>58.4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063" calcext:value-type="float">
            <text:p>64.0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.444" calcext:value-type="float">
            <text:p>69.4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.936" calcext:value-type="float">
            <text:p>74.9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.014" calcext:value-type="float">
            <text:p>80.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.664" calcext:value-type="float">
            <text:p>83.6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.731" calcext:value-type="float">
            <text:p>86.7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.038" calcext:value-type="float">
            <text:p>89.0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.504" calcext:value-type="float">
            <text:p>90.5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.548" calcext:value-type="float">
            <text:p>91.5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.553" calcext:value-type="float">
            <text:p>92.5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346" calcext:value-type="float">
            <text:p>93.3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.26" calcext:value-type="float">
            <text:p>94.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.002" calcext:value-type="float">
            <text:p>95.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.529" calcext:value-type="float">
            <text:p>95.5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.987" calcext:value-type="float">
            <text:p>95.9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046" calcext:value-type="float">
            <text:p>96.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.515" calcext:value-type="float">
            <text:p>96.5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.288" calcext:value-type="float">
            <text:p>97.2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.002" calcext:value-type="float">
            <text:p>98.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337" calcext:value-type="float">
            <text:p>98.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074" calcext:value-type="float">
            <text:p>99.0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3" calcext:value-type="float">
            <text:p>99.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4" calcext:value-type="float">
            <text:p>99.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7" calcext:value-type="float">
            <text:p>99.9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3" calcext:value-type="float">
            <text:p>99.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2" calcext:value-type="float">
            <text:p>99.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6" calcext:value-type="float">
            <text:p>99.9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2" calcext:value-type="float">
            <text:p>99.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6" calcext:value-type="float">
            <text:p>99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9" calcext:value-type="float">
            <text:p>99.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1" calcext:value-type="float">
            <text:p>99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8" calcext:value-type="float">
            <text:p>99.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4" calcext:value-type="float">
            <text:p>99.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7" calcext:value-type="float">
            <text:p>99.9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93" calcext:value-type="float">
            <text:p>99.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21:27:51.823362096</dc:date>
    <dc:creator>Brennan Cain</dc:creator>
    <meta:generator>LibreOffice/4.2.8.2$Linux_X86_64 LibreOffice_project/420m0$Build-2</meta:generator>
    <meta:editing-duration>PT5M23S</meta:editing-duration>
    <meta:editing-cycles>2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58cm" svg:height="11.312cm" xlink:href=".." xlink:type="simple" chart:class="chart:scatter" chart:style-name="ch1">
        <chart:title svg:x="5.653cm" svg:y="0.362cm" chart:style-name="ch2">
          <text:p>Fitness vs Generations (100 is perfect )</text:p>
        </chart:title>
        <chart:legend chart:legend-position="end" svg:x="16.797cm" svg:y="5.108cm" style:legend-expansion="high" chart:style-name="ch3"/>
        <chart:plot-area chart:style-name="ch4" table:cell-range-address="Sheet1.A1:Sheet1.B100" chart:data-source-has-labels="row" svg:x="1.398cm" svg:y="1.393cm" svg:width="15.012cm" svg:height="8.712cm">
          <chartooo:coordinate-region svg:x="2.205cm" svg:y="1.592cm" svg:width="13.925cm" svg:height="7.866cm"/>
          <chart:axis chart:dimension="x" chart:name="primary-x" chart:style-name="ch5">
            <chart:title svg:x="8.04cm" svg:y="10.331cm" chart:style-name="ch6">
              <text:p>Generation</text:p>
            </chart:title>
          </chart:axis>
          <chart:axis chart:dimension="y" chart:name="primary-y" chart:style-name="ch5">
            <chart:title svg:x="0.451cm" svg:y="6.322cm" chart:style-name="ch7">
              <text:p>Fitness</text:p>
            </chart:title>
            <chart:grid chart:style-name="ch8" chart:class="major"/>
          </chart:axis>
          <chart:series chart:style-name="ch9" chart:values-cell-range-address="Sheet1.A1:Sheet1.A100" chart:label-cell-address="highest" chart:class="chart:scatter">
            <chart:data-point chart:repeated="100"/>
          </chart:series>
          <chart:series chart:style-name="ch10" chart:values-cell-range-address="Sheet1.B1:Sheet1.B100" chart:label-cell-address="average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Sheet1.A1:Sheet1.A100</svg:desc>
                </draw:g>
              </table:table-cell>
              <table:table-cell office:value-type="float" office:value="58.406">
                <text:p>58.406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64.063">
                <text:p>64.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69.444">
                <text:p>69.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74.936">
                <text:p>74.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80.014">
                <text:p>80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83.664">
                <text:p>83.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86.731">
                <text:p>86.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89.038">
                <text:p>89.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90.504">
                <text:p>90.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91.548">
                <text:p>91.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92.553">
                <text:p>92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93.346">
                <text:p>93.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95.002">
                <text:p>95.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95.529">
                <text:p>95.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95.987">
                <text:p>95.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96.046">
                <text:p>96.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6.515">
                <text:p>96.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7.288">
                <text:p>97.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8.002">
                <text:p>98.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8.337">
                <text:p>98.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99.074">
                <text:p>99.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99.915">
                <text:p>99.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99.983">
                <text:p>99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99.994">
                <text:p>99.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9.985">
                <text:p>99.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99.987">
                <text:p>99.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99.983">
                <text:p>99.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99.982">
                <text:p>99.9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99.996">
                <text:p>99.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9.992">
                <text:p>99.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99.986">
                <text:p>99.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99.989">
                <text:p>99.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99.991">
                <text:p>99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99.988">
                <text:p>99.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99.994">
                <text:p>99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.987">
                <text:p>99.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93">
                <text:p>99.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